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0c3b8e" officeooo:paragraph-rsid="000c3b8e"/>
    </style:style>
    <style:style style:name="P2" style:family="paragraph" style:parent-style-name="Standard" style:list-style-name="L1">
      <style:text-properties officeooo:rsid="000c3b8e" officeooo:paragraph-rsid="000c3b8e"/>
    </style:style>
    <style:style style:name="P3" style:family="paragraph" style:parent-style-name="Standard">
      <style:text-properties style:font-name="Arial1" officeooo:rsid="000c3b8e" officeooo:paragraph-rsid="000c3b8e"/>
    </style:style>
    <style:style style:name="P4" style:family="paragraph" style:parent-style-name="Standard">
      <style:text-properties style:font-name="Liberation Mono" officeooo:rsid="000c3b8e" officeooo:paragraph-rsid="000c3b8e"/>
    </style:style>
    <style:style style:name="P5" style:family="paragraph" style:parent-style-name="Text_20_body">
      <style:text-properties officeooo:rsid="000c3b8e" officeooo:paragraph-rsid="000c3b8e"/>
    </style:style>
    <style:style style:name="P6" style:family="paragraph" style:parent-style-name="Text_20_body" style:list-style-name="L2">
      <style:text-properties officeooo:rsid="000c3b8e" officeooo:paragraph-rsid="000c3b8e"/>
    </style:style>
    <style:style style:name="P7" style:family="paragraph" style:parent-style-name="Text_20_body" style:list-style-name="L3">
      <style:text-properties officeooo:rsid="000c3b8e" officeooo:paragraph-rsid="000c3b8e"/>
    </style:style>
    <style:style style:name="P8" style:family="paragraph" style:parent-style-name="Heading_20_3">
      <style:text-properties officeooo:paragraph-rsid="000c3b8e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>
      <style:paragraph-properties fo:text-align="center"/>
      <style:text-properties style:font-name="Arial1"/>
    </style:style>
    <style:style style:name="P11" style:family="paragraph">
      <style:text-properties style:font-name="Arial1"/>
    </style:style>
    <style:style style:name="P12" style:family="paragraph">
      <loext:graphic-properties draw:fill="none" draw:fill-color="#ffffff"/>
      <style:paragraph-properties fo:text-align="center"/>
      <style:text-properties style:font-name="Arial1"/>
    </style:style>
    <style:style style:name="P13" style:family="paragraph">
      <style:paragraph-properties fo:text-align="center"/>
    </style:style>
    <style:style style:name="P14" style:family="paragraph">
      <style:text-properties fo:color="#000080"/>
    </style:style>
    <style:style style:name="P15" style:family="paragraph">
      <loext:graphic-properties draw:fill="none" draw:fill-color="#ffffff"/>
      <style:text-properties fo:color="#000080" style:font-name="Arial1"/>
    </style:style>
    <style:style style:name="T1" style:family="text">
      <style:text-properties officeooo:rsid="000c3b8e"/>
    </style:style>
    <style:style style:name="T2" style:family="text">
      <style:text-properties style:font-name="Arial1"/>
    </style:style>
    <style:style style:name="T3" style:family="text">
      <style:text-properties style:font-name="Arial1" fo:font-style="italic" style:font-style-asian="italic" style:font-style-complex="italic"/>
    </style:style>
    <style:style style:name="T4" style:family="text">
      <style:text-properties fo:color="#000080"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Mono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0080" style:font-name="Arial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idterm</text:span>: <text:s/>We will have a short exam (or quiz) on Domain Modeling after the midterm period.</text:p>
      <text:p text:style-name="P1"/>
      <text:p text:style-name="P3">What Have You Learned in the Lab?</text:p>
      <text:list xml:id="list2776230368" text:style-name="L1">
        <text:list-item>
          <text:p text:style-name="P2">UML Class Diagram</text:p>
        </text:list-item>
        <text:list-item>
          <text:p text:style-name="P2">UML Sequence Diagram</text:p>
        </text:list-item>
        <text:list-item>
          <text:p text:style-name="P2">Domain Class Diagram - a UML Class Diagram from the design perspective</text:p>
        </text:list-item>
        <text:list-item>
          <text:p text:style-name="P2">Java</text:p>
          <text:list>
            <text:list-item>
              <text:p text:style-name="P2">Interface</text:p>
            </text:list-item>
            <text:list-item>
              <text:p text:style-name="P2">Type Parameters and Generics</text:p>
            </text:list-item>
            <text:list-item>
              <text:p text:style-name="P2">Graphics using Swing (the other toolkit is JavaFX)</text:p>
            </text:list-item>
            <text:list-item>
              <text:p text:style-name="P2">Abstract class and abstract method (interfaces have abstract methods)</text:p>
            </text:list-item>
          </text:list>
        </text:list-item>
        <text:list-item>
          <text:p text:style-name="P2"><text:s/>Design Patterns</text:p>
          <text:list>
            <text:list-item>
              <text:p text:style-name="P2">Command, Observer, </text:p>
            </text:list-item>
            <text:list-item>
              <text:p text:style-name="P2">bonus: Iterator, </text:p>
            </text:list-item>
          </text:list>
        </text:list-item>
        <text:list-item>
          <text:p text:style-name="P2"/>
        </text:list-item>
      </text:list>
      <text:p text:style-name="P1"/>
      <text:p text:style-name="P1"/>
      <text:p text:style-name="P4">from typing import List, Iterator, Iterable</text:p>
      <text:p text:style-name="P1"/>
      <text:p text:style-name="P4"># Python</text:p>
      <text:p text:style-name="P4">class <text:span text:style-name="T5">Registrar</text:span>(Iterable[Course]):</text:p>
      <text:p text:style-name="P4"/>
      <text:p text:style-name="P4"><text:s text:c="4"/>def get_student_list(course_id: str, section: int) -&gt; List[Student]</text:p>
      <text:p text:style-name="P4"/>
      <text:p text:style-name="P4"><text:s text:c="4"/>def <text:span text:style-name="T5">__iter__</text:span>(self) -&gt; Iterator[Course]:</text:p>
      <text:p text:style-name="P4"><text:s text:c="8"/>"""Return an iterator over all the courses"""</text:p>
      <text:h text:style-name="P8" text:outline-level="3"><draw:frame text:anchor-type="paragraph" draw:z-index="4" draw:name="Shape1" draw:style-name="gr3" draw:text-style-name="P15" svg:width="0.8268in" svg:height="0.2831in" svg:x="2.7043in" svg:y="0.1445in"><draw:text-box><text:p text:style-name="P14"><text:span text:style-name="T9">Iterable</text:span></text:p></draw:text-box></draw:frame><draw:line text:anchor-type="paragraph" draw:z-index="5" draw:name="Shape2" draw:style-name="gr4" draw:text-style-name="P13" svg:x1="2.6106in" svg:y1="0.2654in" svg:x2="2.2543in" svg:y2="0.4272in"><text:p/></draw:line>The Usual Us<text:span text:style-name="T1">age</text:span> in Python</text:h>
      <text:p text:style-name="P4">&gt;&gt;&gt; for item in <text:span text:style-name="T4">registrar</text:span>:</text:p>
      <text:p text:style-name="P1"><text:span text:style-name="T6">... <text:s text:c="3"/>print(item)</text:span></text:p>
      <text:p text:style-name="P1"/>
      <text:p text:style-name="P1">Iterator - an object that contains a countable number of values (or object references).</text:p>
      <text:p text:style-name="P1"><text:s text:c="13"/>- provides sequential access to a collection of values without depending on the underlying structure or nature of the collection</text:p>
      <text:p text:style-name="P1"><draw:frame text:anchor-type="paragraph" draw:z-index="0" draw:name="Shape3" draw:style-name="gr1" draw:text-style-name="P12" svg:width="1.5724in" svg:height="0.9594in" svg:x="3.7528in" svg:y="0.0846in"><draw:text-box><text:p text:style-name="P10"><text:span text:style-name="T2">&lt;&lt;type&gt;&gt;</text:span></text:p><text:p text:style-name="P10"><text:span text:style-name="T2">Iterable[T]</text:span></text:p><text:p text:style-name="P11"><text:span text:style-name="T2"/></text:p><text:p text:style-name="P11"><text:span text:style-name="T2">__iter__(): Iterator[T]</text:span></text:p></draw:text-box></draw:frame><draw:line text:anchor-type="paragraph" draw:z-index="1" draw:name="Shape4" draw:style-name="gr2" draw:text-style-name="P13" svg:x1="5.3591in" svg:y1="0.4972in" svg:x2="3.7528in" svg:y2="0.4972in"><text:p/></draw:line><draw:frame text:anchor-type="paragraph" draw:z-index="2" draw:name="Shape3" draw:style-name="gr1" draw:text-style-name="P12" svg:width="1.5724in" svg:height="0.9594in" svg:x="5.9709in" svg:y="0.0516in"><draw:text-box><text:p text:style-name="P10"><text:span text:style-name="T2">&lt;&lt;type&gt;&gt;</text:span></text:p><text:p text:style-name="P10"><text:span text:style-name="T2">Iterator[T]</text:span></text:p><text:p text:style-name="P11"><text:span text:style-name="T2"/></text:p><text:p text:style-name="P11"><text:span text:style-name="T2">__next__(): <text:s/>T</text:span></text:p></draw:text-box></draw:frame><draw:line text:anchor-type="paragraph" draw:z-index="3" draw:name="Shape4" draw:style-name="gr2" draw:text-style-name="P13" svg:x1="7.5429in" svg:y1="0.4429in" svg:x2="5.9366in" svg:y2="0.4429in"><text:p/></draw:line></text:p>
      <text:p text:style-name="P1"/>
      <text:p text:style-name="P1"/>
      <text:p text:style-name="P1"/>
      <text:p text:style-name="P1"/>
      <text:p text:style-name="P1"/>
      <text:p text:style-name="P4">import java.util.Iterator;</text:p>
      <text:p text:style-name="P4">import java.util.Iterable;</text:p>
      <text:p text:style-name="P4">// lazy way (import everything)</text:p>
      <text:p text:style-name="P4">import java.util.*;</text:p>
      <text:p text:style-name="P4"/>
      <text:p text:style-name="P4">// Java</text:p>
      <text:p text:style-name="P4">class Registrar implements Iterable&lt;Course&gt; {</text:p>
      <text:p text:style-name="P4"/>
      <text:p text:style-name="P4"><text:tab/>public Iterator&lt;Course&gt; iterator() { ... }</text:p>
      <text:p text:style-name="P4">}</text:p>
      <text:p text:style-name="P4"/>
      <text:p text:style-name="P4">// example usage</text:p>
      <text:p text:style-name="P4"><text:soft-page-break/>var registrar = new Registrar();</text:p>
      <text:p text:style-name="P4"/>
      <text:p text:style-name="P4">// get all the courses</text:p>
      <text:p text:style-name="P4">// for-each course in registrar</text:p>
      <text:p text:style-name="P4">for(Course c: registrar) System.out.println(c);</text:p>
      <text:p text:style-name="P4"/>
      <text:p text:style-name="P4">// manually get each course using a while loop</text:p>
      <text:p text:style-name="P4">Iterator&lt;Course&gt; course_iter = registrar.iterator();</text:p>
      <text:p text:style-name="P4">// print each course</text:p>
      <text:p text:style-name="P4">while( course_iter.hasNext() ) {</text:p>
      <text:p text:style-name="P4"><text:s text:c="4"/>Course c = course_iter.next(); // returns the next course</text:p>
      <text:p text:style-name="P4"><text:s text:c="4"/>System.out.println(c);</text:p>
      <text:p text:style-name="P4">}</text:p>
      <text:p text:style-name="P4"/>
      <text:p text:style-name="P4"/>
      <text:p text:style-name="P4"/>
      <text:p text:style-name="P1"/>
      <text:p text:style-name="P1"/>
      <text:p text:style-name="P1">Example using a Python list:</text:p>
      <text:p text:style-name="P1"/>
      <text:p text:style-name="P4"><text:s text:c="3"/>fruits = sql.query("SELECT * FROM fruit").execute()</text:p>
      <text:p text:style-name="P4"/>
      <text:h text:style-name="Heading_20_3" text:outline-level="3">How to use an Iterable &amp; Iterator Directly</text:h>
      <text:p text:style-name="P4"/>
      <text:p text:style-name="P4">&gt;&gt;&gt; it = iter(fruits) <text:s text:c="2"/># create an Iterator</text:p>
      <text:p text:style-name="P4">&gt;&gt;&gt; next(it) <text:s text:c="11"/># the key behavior of an iterator</text:p>
      <text:p text:style-name="P4">'apple'</text:p>
      <text:p text:style-name="P4">&gt;&gt;&gt; next(it)</text:p>
      <text:p text:style-name="P4">'banana'</text:p>
      <text:p text:style-name="P4"/>
      <text:h text:style-name="P9" text:outline-level="2">Domain Modeling and Descriptor Classes</text:h>
      <text:p text:style-name="P5">Larman calls them "Specification class" or "Description class".</text:p>
      <text:p text:style-name="P5">Example: <text:s/><text:span text:style-name="T2">ProductSpecification </text:span><text:span text:style-name="T3">contains information about a product, separate from current existence or any instance of the item or service</text:span></text:p>
      <text:p text:style-name="P5">You could name it: <text:s/><text:span text:style-name="T2">Product</text:span></text:p>
      <text:list xml:id="list1920277649" text:style-name="L2">
        <text:list-item>
          <text:p text:style-name="P6">What is a <text:span text:style-name="T7">Specification</text:span> class (<text:span text:style-name="T7">Descriptor class</text:span><text:span text:style-name="T8">)</text:span>?</text:p>
        </text:list-item>
        <text:list-item>
          <text:p text:style-name="P6">Why (and when) to use them in a domain model?</text:p>
        </text:list-item>
      </text:list>
      <text:p text:style-name="P5">Specification class - contains information about an item or service</text:p>
      <text:p text:style-name="P5">Why and when to use (page 142 of Larman 2E)</text:p>
      <text:list xml:id="list3042774484" text:style-name="L3">
        <text:list-item>
          <text:p text:style-name="P7">we need a description of an item or service independent of any existence or instance of the item or service</text:p>
        </text:list-item>
        <text:list-item>
          <text:p text:style-name="P7">deleting all instances would result in a loss of information that needs to be maintained</text:p>
        </text:list-item>
        <text:list-item>
          <text:p text:style-name="P7">it reduces redundant or duplicate information</text:p>
        </text:list-item>
      </text:list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4:21:34.849461571</meta:creation-date>
    <dc:date>2022-02-24T17:43:19.956052146</dc:date>
    <meta:editing-duration>PT3H21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4" meta:word-count="395" meta:character-count="2555" meta:non-whitespace-character-count="2177"/>
  </office:meta>
</office:document-meta>
</file>